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71d27" officeooo:paragraph-rsid="00171d27"/>
    </style:style>
    <style:style style:name="P2" style:family="paragraph" style:parent-style-name="Footer">
      <style:text-properties officeooo:paragraph-rsid="0020fe39"/>
    </style:style>
    <style:style style:name="P3" style:family="paragraph" style:parent-style-name="Title">
      <style:text-properties style:font-name="Liberation Sans" fo:font-size="28pt" fo:font-weight="bold" officeooo:rsid="0020fe39" officeooo:paragraph-rsid="0020fe39" style:font-name-asian="Noto Sans CJK SC" style:font-size-asian="28pt" style:font-weight-asian="bold" style:font-name-complex="FreeSans" style:font-size-complex="28pt" style:font-weight-complex="bold"/>
    </style:style>
    <style:style style:name="P4" style:family="paragraph" style:parent-style-name="Heading_20_1">
      <style:text-properties officeooo:rsid="00309dc0" officeooo:paragraph-rsid="00309dc0"/>
    </style:style>
    <style:style style:name="P5" style:family="paragraph" style:parent-style-name="Heading_20_1">
      <style:text-properties officeooo:rsid="00311575" officeooo:paragraph-rsid="00311575"/>
    </style:style>
    <style:style style:name="P6" style:family="paragraph" style:parent-style-name="Text_20_body">
      <style:text-properties fo:font-weight="bold" officeooo:rsid="00309dc0" officeooo:paragraph-rsid="00309dc0" style:font-weight-asian="bold" style:font-weight-complex="bold"/>
    </style:style>
    <style:style style:name="P7" style:family="paragraph" style:parent-style-name="Text_20_body">
      <style:text-properties officeooo:paragraph-rsid="00311575"/>
    </style:style>
    <style:style style:name="T1" style:family="text">
      <style:text-properties officeooo:rsid="00284049"/>
    </style:style>
    <style:style style:name="T2" style:family="text">
      <style:text-properties officeooo:rsid="00185a41"/>
    </style:style>
    <style:style style:name="T3" style:family="text">
      <style:text-properties officeooo:rsid="0020fe39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309dc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nderstanding Class Definitions</text:p>
      <text:h text:style-name="P4" text:outline-level="1">Abstraction and Modularisation</text:h>
      <text:p text:style-name="P6">Abstraction <text:span text:style-name="T4">is the ability to ignore details of parts to focus attention on a higher level of a problem.</text:span></text:p>
      <text:p text:style-name="P6">Modularisation <text:span text:style-name="T4">is the process of dividing a whole into well-defined parts, which can be built and examined separately, and which interact in well-defined ways.</text:span></text:p>
      <text:h text:style-name="P5" text:outline-level="1">A digital clock display</text:h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71d27" officeooo:paragraph-rsid="00171d27"/>
    </style:style>
    <style:style style:name="MP2" style:family="paragraph" style:parent-style-name="Footer">
      <style:text-properties officeooo:paragraph-rsid="0020fe39"/>
    </style:style>
    <style:style style:name="MT1" style:family="text">
      <style:text-properties officeooo:rsid="00309dc0"/>
    </style:style>
    <style:style style:name="MT2" style:family="text">
      <style:text-properties officeooo:rsid="00284049"/>
    </style:style>
    <style:style style:name="MT3" style:family="text">
      <style:text-properties officeooo:rsid="00185a41"/>
    </style:style>
    <style:style style:name="MT4" style:family="text">
      <style:text-properties officeooo:rsid="0020fe3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4CCS1PPA<text:tab/>Programming Practice and Applications<text:tab/><text:span text:style-name="MT1">14</text:span>/<text:span text:style-name="MT2">10</text:span>/2020</text:p>
      </style:header>
      <style:footer>
        <text:p text:style-name="MP2"><text:span text:style-name="MT3">Aaron Patrick Monte<text:tab/></text:span><text:span text:style-name="MT4">Understanding Class Definitions</text:span><text:span text:style-name="MT3"><text:tab/>K20059926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8T08:45:18.929843691</meta:creation-date>
    <dc:date>2020-10-14T15:51:39.089205756</dc:date>
    <meta:editing-duration>PT3H3M37S</meta:editing-duration>
    <meta:editing-cycles>8</meta:editing-cycles>
    <meta:generator>LibreOffice/6.4.6.2$Linux_X86_64 LibreOffice_project/40$Build-2</meta:generator>
    <meta:document-statistic meta:table-count="0" meta:image-count="0" meta:object-count="0" meta:page-count="1" meta:paragraph-count="7" meta:word-count="66" meta:character-count="465" meta:non-whitespace-character-count="406"/>
  </office:meta>
</office:document-meta>
</file>